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3944444444444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5.64444444444444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rice_buy</text:p>
          </table:table-cell>
          <table:table-cell office:value-type="string" table:style-name="ce1">
            <text:p>price_sell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0091000000000001" table:style-name="ce1">
            <text:p>4.0091</text:p>
          </table:table-cell>
          <table:table-cell office:value-type="float" office:value="3.2072799999999999" table:formula="of:=[.B2]/1.25" table:style-name="ce1">
            <text:p>3.2072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0091000000000001" table:style-name="ce1">
            <text:p>4.0091</text:p>
          </table:table-cell>
          <table:table-cell office:value-type="float" office:value="3.2072799999999999" table:formula="of:=[.B3]/1.25" table:style-name="ce1">
            <text:p>3.2072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0091000000000001" table:style-name="ce1">
            <text:p>4.0091</text:p>
          </table:table-cell>
          <table:table-cell office:value-type="float" office:value="3.2072799999999999" table:formula="of:=[.B4]/1.25" table:style-name="ce1">
            <text:p>3.2072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0091000000000001" table:style-name="ce1">
            <text:p>4.0091</text:p>
          </table:table-cell>
          <table:table-cell office:value-type="float" office:value="3.2072799999999999" table:formula="of:=[.B5]/1.25" table:style-name="ce1">
            <text:p>3.2072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0298000000000003" table:style-name="ce1">
            <text:p>3.0298</text:p>
          </table:table-cell>
          <table:table-cell office:value-type="float" office:value="2.4238400000000002" table:formula="of:=[.B6]/1.25" table:style-name="ce1">
            <text:p>2.4238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0298000000000003" table:style-name="ce1">
            <text:p>3.0298</text:p>
          </table:table-cell>
          <table:table-cell office:value-type="float" office:value="2.4238400000000002" table:formula="of:=[.B7]/1.25" table:style-name="ce1">
            <text:p>2.4238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0298000000000003" table:style-name="ce1">
            <text:p>3.0298</text:p>
          </table:table-cell>
          <table:table-cell office:value-type="float" office:value="2.4238400000000002" table:formula="of:=[.B8]/1.25" table:style-name="ce1">
            <text:p>2.4238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0298000000000003" table:style-name="ce1">
            <text:p>3.0298</text:p>
          </table:table-cell>
          <table:table-cell office:value-type="float" office:value="2.4238400000000002" table:formula="of:=[.B9]/1.25" table:style-name="ce1">
            <text:p>2.4238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7942000000000005" table:style-name="ce1">
            <text:p>3.7942</text:p>
          </table:table-cell>
          <table:table-cell office:value-type="float" office:value="3.0353600000000003" table:formula="of:=[.B10]/1.25" table:style-name="ce1">
            <text:p>3.0353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7942000000000005" table:style-name="ce1">
            <text:p>3.7942</text:p>
          </table:table-cell>
          <table:table-cell office:value-type="float" office:value="3.0353600000000003" table:formula="of:=[.B11]/1.25" table:style-name="ce1">
            <text:p>3.0353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7942000000000005" table:style-name="ce1">
            <text:p>3.7942</text:p>
          </table:table-cell>
          <table:table-cell office:value-type="float" office:value="3.0353600000000003" table:formula="of:=[.B12]/1.25" table:style-name="ce1">
            <text:p>3.0353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7942000000000005" table:style-name="ce1">
            <text:p>3.7942</text:p>
          </table:table-cell>
          <table:table-cell office:value-type="float" office:value="3.0353600000000003" table:formula="of:=[.B13]/1.25" table:style-name="ce1">
            <text:p>3.0353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.5242000000000004" table:style-name="ce1">
            <text:p>6.5242</text:p>
          </table:table-cell>
          <table:table-cell office:value-type="float" office:value="5.21936" table:formula="of:=[.B14]/1.25" table:style-name="ce1">
            <text:p>5.2193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.5242000000000004" table:style-name="ce1">
            <text:p>6.5242</text:p>
          </table:table-cell>
          <table:table-cell office:value-type="float" office:value="5.21936" table:formula="of:=[.B15]/1.25" table:style-name="ce1">
            <text:p>5.2193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.5242000000000004" table:style-name="ce1">
            <text:p>6.5242</text:p>
          </table:table-cell>
          <table:table-cell office:value-type="float" office:value="5.21936" table:formula="of:=[.B16]/1.25" table:style-name="ce1">
            <text:p>5.2193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5242000000000004" table:style-name="ce1">
            <text:p>6.5242</text:p>
          </table:table-cell>
          <table:table-cell office:value-type="float" office:value="5.21936" table:formula="of:=[.B17]/1.25" table:style-name="ce1">
            <text:p>5.2193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.7919999999999998" table:style-name="ce1">
            <text:p>7.792</text:p>
          </table:table-cell>
          <table:table-cell office:value-type="float" office:value="6.2336" table:formula="of:=[.B18]/1.25" table:style-name="ce1">
            <text:p>6.233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.7919999999999998" table:style-name="ce1">
            <text:p>7.792</text:p>
          </table:table-cell>
          <table:table-cell office:value-type="float" office:value="6.2336" table:formula="of:=[.B19]/1.25" table:style-name="ce1">
            <text:p>6.233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.7919999999999998" table:style-name="ce1">
            <text:p>7.792</text:p>
          </table:table-cell>
          <table:table-cell office:value-type="float" office:value="6.2336" table:formula="of:=[.B20]/1.25" table:style-name="ce1">
            <text:p>6.233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.7919999999999998" table:style-name="ce1">
            <text:p>7.792</text:p>
          </table:table-cell>
          <table:table-cell office:value-type="float" office:value="6.2336" table:formula="of:=[.B21]/1.25" table:style-name="ce1">
            <text:p>6.233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.4784000000000006" table:style-name="ce1">
            <text:p>9.4784</text:p>
          </table:table-cell>
          <table:table-cell office:value-type="float" office:value="7.5827200000000001" table:formula="of:=[.B22]/1.25" table:style-name="ce1">
            <text:p>7.5827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4784000000000006" table:style-name="ce1">
            <text:p>9.4784</text:p>
          </table:table-cell>
          <table:table-cell office:value-type="float" office:value="7.5827200000000001" table:formula="of:=[.B23]/1.25" table:style-name="ce1">
            <text:p>7.5827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.4784000000000006" table:style-name="ce1">
            <text:p>9.4784</text:p>
          </table:table-cell>
          <table:table-cell office:value-type="float" office:value="7.5827200000000001" table:formula="of:=[.B24]/1.25" table:style-name="ce1">
            <text:p>7.5827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.4784000000000006" table:style-name="ce1">
            <text:p>9.4784</text:p>
          </table:table-cell>
          <table:table-cell office:value-type="float" office:value="7.5827200000000001" table:formula="of:=[.B25]/1.25" table:style-name="ce1">
            <text:p>7.5827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1.163699999999999" table:style-name="ce1">
            <text:p>11.1637</text:p>
          </table:table-cell>
          <table:table-cell office:value-type="float" office:value="8.9309599999999989" table:formula="of:=[.B26]/1.25" table:style-name="ce1">
            <text:p>8.9309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.163699999999999" table:style-name="ce1">
            <text:p>11.1637</text:p>
          </table:table-cell>
          <table:table-cell office:value-type="float" office:value="8.9309599999999989" table:formula="of:=[.B27]/1.25" table:style-name="ce1">
            <text:p>8.9309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1.163699999999999" table:style-name="ce1">
            <text:p>11.1637</text:p>
          </table:table-cell>
          <table:table-cell office:value-type="float" office:value="8.9309599999999989" table:formula="of:=[.B28]/1.25" table:style-name="ce1">
            <text:p>8.9309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.163699999999999" table:style-name="ce1">
            <text:p>11.1637</text:p>
          </table:table-cell>
          <table:table-cell office:value-type="float" office:value="8.9309599999999989" table:formula="of:=[.B29]/1.25" table:style-name="ce1">
            <text:p>8.93096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.184999999999999" table:style-name="ce1">
            <text:p>15.185</text:p>
          </table:table-cell>
          <table:table-cell office:value-type="float" office:value="12.148" table:formula="of:=[.B30]/1.25" table:style-name="ce1">
            <text:p>12.14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5.184999999999999" table:style-name="ce1">
            <text:p>15.185</text:p>
          </table:table-cell>
          <table:table-cell office:value-type="float" office:value="12.148" table:formula="of:=[.B31]/1.25" table:style-name="ce1">
            <text:p>12.148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.184999999999999" table:style-name="ce1">
            <text:p>15.185</text:p>
          </table:table-cell>
          <table:table-cell office:value-type="float" office:value="12.148" table:formula="of:=[.B32]/1.25" table:style-name="ce1">
            <text:p>12.14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.184999999999999" table:style-name="ce1">
            <text:p>15.185</text:p>
          </table:table-cell>
          <table:table-cell office:value-type="float" office:value="12.148" table:formula="of:=[.B33]/1.25" table:style-name="ce1">
            <text:p>12.14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9.880700000000001" table:style-name="ce1">
            <text:p>19.8807</text:p>
          </table:table-cell>
          <table:table-cell office:value-type="float" office:value="15.90456" table:formula="of:=[.B34]/1.25" table:style-name="ce1">
            <text:p>15.9045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.880700000000001" table:style-name="ce1">
            <text:p>19.8807</text:p>
          </table:table-cell>
          <table:table-cell office:value-type="float" office:value="15.90456" table:formula="of:=[.B35]/1.25" table:style-name="ce1">
            <text:p>15.9045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9.880700000000001" table:style-name="ce1">
            <text:p>19.8807</text:p>
          </table:table-cell>
          <table:table-cell office:value-type="float" office:value="15.90456" table:formula="of:=[.B36]/1.25" table:style-name="ce1">
            <text:p>15.9045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9.880700000000001" table:style-name="ce1">
            <text:p>19.8807</text:p>
          </table:table-cell>
          <table:table-cell office:value-type="float" office:value="15.90456" table:formula="of:=[.B37]/1.25" table:style-name="ce1">
            <text:p>15.90456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.886900000000001" table:style-name="ce1">
            <text:p>19.8869</text:p>
          </table:table-cell>
          <table:table-cell office:value-type="float" office:value="15.909520000000001" table:formula="of:=[.B38]/1.25" table:style-name="ce1">
            <text:p>15.9095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.886900000000001" table:style-name="ce1">
            <text:p>19.8869</text:p>
          </table:table-cell>
          <table:table-cell office:value-type="float" office:value="15.909520000000001" table:formula="of:=[.B39]/1.25" table:style-name="ce1">
            <text:p>15.9095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.886900000000001" table:style-name="ce1">
            <text:p>19.8869</text:p>
          </table:table-cell>
          <table:table-cell office:value-type="float" office:value="15.909520000000001" table:formula="of:=[.B40]/1.25" table:style-name="ce1">
            <text:p>15.9095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.886900000000001" table:style-name="ce1">
            <text:p>19.8869</text:p>
          </table:table-cell>
          <table:table-cell office:value-type="float" office:value="15.909520000000001" table:formula="of:=[.B41]/1.25" table:style-name="ce1">
            <text:p>15.9095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.462199999999999" table:style-name="ce1">
            <text:p>19.4622</text:p>
          </table:table-cell>
          <table:table-cell office:value-type="float" office:value="15.569759999999999" table:formula="of:=[.B42]/1.25" table:style-name="ce1">
            <text:p>15.5697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.462199999999999" table:style-name="ce1">
            <text:p>19.4622</text:p>
          </table:table-cell>
          <table:table-cell office:value-type="float" office:value="15.569759999999999" table:formula="of:=[.B43]/1.25" table:style-name="ce1">
            <text:p>15.5697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.462199999999999" table:style-name="ce1">
            <text:p>19.4622</text:p>
          </table:table-cell>
          <table:table-cell office:value-type="float" office:value="15.569759999999999" table:formula="of:=[.B44]/1.25" table:style-name="ce1">
            <text:p>15.56976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.462199999999999" table:style-name="ce1">
            <text:p>19.4622</text:p>
          </table:table-cell>
          <table:table-cell office:value-type="float" office:value="15.569759999999999" table:formula="of:=[.B45]/1.25" table:style-name="ce1">
            <text:p>15.5697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.716000000000001" table:style-name="ce1">
            <text:p>19.716</text:p>
          </table:table-cell>
          <table:table-cell office:value-type="float" office:value="15.7728" table:formula="of:=[.B46]/1.25" table:style-name="ce1">
            <text:p>15.77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9.716000000000001" table:style-name="ce1">
            <text:p>19.716</text:p>
          </table:table-cell>
          <table:table-cell office:value-type="float" office:value="15.7728" table:formula="of:=[.B47]/1.25" table:style-name="ce1">
            <text:p>15.772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.716000000000001" table:style-name="ce1">
            <text:p>19.716</text:p>
          </table:table-cell>
          <table:table-cell office:value-type="float" office:value="15.7728" table:formula="of:=[.B48]/1.25" table:style-name="ce1">
            <text:p>15.7728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.716000000000001" table:style-name="ce1">
            <text:p>19.716</text:p>
          </table:table-cell>
          <table:table-cell office:value-type="float" office:value="15.7728" table:formula="of:=[.B49]/1.25" table:style-name="ce1">
            <text:p>15.772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.264400000000002" table:style-name="ce1">
            <text:p>20.2644</text:p>
          </table:table-cell>
          <table:table-cell office:value-type="float" office:value="16.21152" table:formula="of:=[.B50]/1.25" table:style-name="ce1">
            <text:p>16.2115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.264400000000002" table:style-name="ce1">
            <text:p>20.2644</text:p>
          </table:table-cell>
          <table:table-cell office:value-type="float" office:value="16.21152" table:formula="of:=[.B51]/1.25" table:style-name="ce1">
            <text:p>16.2115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.264400000000002" table:style-name="ce1">
            <text:p>20.2644</text:p>
          </table:table-cell>
          <table:table-cell office:value-type="float" office:value="16.21152" table:formula="of:=[.B52]/1.25" table:style-name="ce1">
            <text:p>16.2115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.264400000000002" table:style-name="ce1">
            <text:p>20.2644</text:p>
          </table:table-cell>
          <table:table-cell office:value-type="float" office:value="16.21152" table:formula="of:=[.B53]/1.25" table:style-name="ce1">
            <text:p>16.2115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2.422499999999999" table:style-name="ce1">
            <text:p>22.4225</text:p>
          </table:table-cell>
          <table:table-cell office:value-type="float" office:value="17.937999999999999" table:formula="of:=[.B54]/1.25" table:style-name="ce1">
            <text:p>17.938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2.422499999999999" table:style-name="ce1">
            <text:p>22.4225</text:p>
          </table:table-cell>
          <table:table-cell office:value-type="float" office:value="17.937999999999999" table:formula="of:=[.B55]/1.25" table:style-name="ce1">
            <text:p>17.938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2.422499999999999" table:style-name="ce1">
            <text:p>22.4225</text:p>
          </table:table-cell>
          <table:table-cell office:value-type="float" office:value="17.937999999999999" table:formula="of:=[.B56]/1.25" table:style-name="ce1">
            <text:p>17.93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2.422499999999999" table:style-name="ce1">
            <text:p>22.4225</text:p>
          </table:table-cell>
          <table:table-cell office:value-type="float" office:value="17.937999999999999" table:formula="of:=[.B57]/1.25" table:style-name="ce1">
            <text:p>17.938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4.950900000000004" table:style-name="ce1">
            <text:p>24.9509</text:p>
          </table:table-cell>
          <table:table-cell office:value-type="float" office:value="19.960720000000002" table:formula="of:=[.B58]/1.25" table:style-name="ce1">
            <text:p>19.9607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.950900000000004" table:style-name="ce1">
            <text:p>24.9509</text:p>
          </table:table-cell>
          <table:table-cell office:value-type="float" office:value="19.960720000000002" table:formula="of:=[.B59]/1.25" table:style-name="ce1">
            <text:p>19.9607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4.950900000000004" table:style-name="ce1">
            <text:p>24.9509</text:p>
          </table:table-cell>
          <table:table-cell office:value-type="float" office:value="19.960720000000002" table:formula="of:=[.B60]/1.25" table:style-name="ce1">
            <text:p>19.9607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4.950900000000004" table:style-name="ce1">
            <text:p>24.9509</text:p>
          </table:table-cell>
          <table:table-cell office:value-type="float" office:value="19.960720000000002" table:formula="of:=[.B61]/1.25" table:style-name="ce1">
            <text:p>19.9607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9.572900000000001" table:style-name="ce1">
            <text:p>29.5729</text:p>
          </table:table-cell>
          <table:table-cell office:value-type="float" office:value="23.65832" table:formula="of:=[.B62]/1.25" table:style-name="ce1">
            <text:p>23.6583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9.572900000000001" table:style-name="ce1">
            <text:p>29.5729</text:p>
          </table:table-cell>
          <table:table-cell office:value-type="float" office:value="23.65832" table:formula="of:=[.B63]/1.25" table:style-name="ce1">
            <text:p>23.65832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9.572900000000001" table:style-name="ce1">
            <text:p>29.5729</text:p>
          </table:table-cell>
          <table:table-cell office:value-type="float" office:value="23.65832" table:formula="of:=[.B64]/1.25" table:style-name="ce1">
            <text:p>23.6583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9.572900000000001" table:style-name="ce1">
            <text:p>29.5729</text:p>
          </table:table-cell>
          <table:table-cell office:value-type="float" office:value="23.65832" table:formula="of:=[.B65]/1.25" table:style-name="ce1">
            <text:p>23.6583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0.688299999999998" table:style-name="ce1">
            <text:p>30.6883</text:p>
          </table:table-cell>
          <table:table-cell office:value-type="float" office:value="24.550639999999998" table:formula="of:=[.B66]/1.25" table:style-name="ce1">
            <text:p>24.55064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0.688299999999998" table:style-name="ce1">
            <text:p>30.6883</text:p>
          </table:table-cell>
          <table:table-cell office:value-type="float" office:value="24.550639999999998" table:formula="of:=[.B67]/1.25" table:style-name="ce1">
            <text:p>24.55064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0.688299999999998" table:style-name="ce1">
            <text:p>30.6883</text:p>
          </table:table-cell>
          <table:table-cell office:value-type="float" office:value="24.550639999999998" table:formula="of:=[.B68]/1.25" table:style-name="ce1">
            <text:p>24.5506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0.688299999999998" table:style-name="ce1">
            <text:p>30.6883</text:p>
          </table:table-cell>
          <table:table-cell office:value-type="float" office:value="24.550639999999998" table:formula="of:=[.B69]/1.25" table:style-name="ce1">
            <text:p>24.55064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2.294599999999999" table:style-name="ce1">
            <text:p>22.2946</text:p>
          </table:table-cell>
          <table:table-cell office:value-type="float" office:value="17.83568" table:formula="of:=[.B70]/1.25" table:style-name="ce1">
            <text:p>17.8356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2.294599999999999" table:style-name="ce1">
            <text:p>22.2946</text:p>
          </table:table-cell>
          <table:table-cell office:value-type="float" office:value="17.83568" table:formula="of:=[.B71]/1.25" table:style-name="ce1">
            <text:p>17.83568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2.294599999999999" table:style-name="ce1">
            <text:p>22.2946</text:p>
          </table:table-cell>
          <table:table-cell office:value-type="float" office:value="17.83568" table:formula="of:=[.B72]/1.25" table:style-name="ce1">
            <text:p>17.8356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2.294599999999999" table:style-name="ce1">
            <text:p>22.2946</text:p>
          </table:table-cell>
          <table:table-cell office:value-type="float" office:value="17.83568" table:formula="of:=[.B73]/1.25" table:style-name="ce1">
            <text:p>17.83568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5.364100000000001" table:style-name="ce1">
            <text:p>15.3641</text:p>
          </table:table-cell>
          <table:table-cell office:value-type="float" office:value="12.29128" table:formula="of:=[.B74]/1.25" table:style-name="ce1">
            <text:p>12.29128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5.364100000000001" table:style-name="ce1">
            <text:p>15.3641</text:p>
          </table:table-cell>
          <table:table-cell office:value-type="float" office:value="12.29128" table:formula="of:=[.B75]/1.25" table:style-name="ce1">
            <text:p>12.29128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5.364100000000001" table:style-name="ce1">
            <text:p>15.3641</text:p>
          </table:table-cell>
          <table:table-cell office:value-type="float" office:value="12.29128" table:formula="of:=[.B76]/1.25" table:style-name="ce1">
            <text:p>12.2912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5.364100000000001" table:style-name="ce1">
            <text:p>15.3641</text:p>
          </table:table-cell>
          <table:table-cell office:value-type="float" office:value="12.29128" table:formula="of:=[.B77]/1.25" table:style-name="ce1">
            <text:p>12.2912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1.586300000000001" table:style-name="ce1">
            <text:p>11.5863</text:p>
          </table:table-cell>
          <table:table-cell office:value-type="float" office:value="9.2690400000000004" table:formula="of:=[.B78]/1.25" table:style-name="ce1">
            <text:p>9.2690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1.586300000000001" table:style-name="ce1">
            <text:p>11.5863</text:p>
          </table:table-cell>
          <table:table-cell office:value-type="float" office:value="9.2690400000000004" table:formula="of:=[.B79]/1.25" table:style-name="ce1">
            <text:p>9.2690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1.586300000000001" table:style-name="ce1">
            <text:p>11.5863</text:p>
          </table:table-cell>
          <table:table-cell office:value-type="float" office:value="9.2690400000000004" table:formula="of:=[.B80]/1.25" table:style-name="ce1">
            <text:p>9.2690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1.586300000000001" table:style-name="ce1">
            <text:p>11.5863</text:p>
          </table:table-cell>
          <table:table-cell office:value-type="float" office:value="9.2690400000000004" table:formula="of:=[.B81]/1.25" table:style-name="ce1">
            <text:p>9.2690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.6538" table:style-name="ce1">
            <text:p>11.6538</text:p>
          </table:table-cell>
          <table:table-cell office:value-type="float" office:value="9.3230400000000007" table:formula="of:=[.B82]/1.25" table:style-name="ce1">
            <text:p>9.3230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.6538" table:style-name="ce1">
            <text:p>11.6538</text:p>
          </table:table-cell>
          <table:table-cell office:value-type="float" office:value="9.3230400000000007" table:formula="of:=[.B83]/1.25" table:style-name="ce1">
            <text:p>9.3230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1.6538" table:style-name="ce1">
            <text:p>11.6538</text:p>
          </table:table-cell>
          <table:table-cell office:value-type="float" office:value="9.3230400000000007" table:formula="of:=[.B84]/1.25" table:style-name="ce1">
            <text:p>9.3230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.6538" table:style-name="ce1">
            <text:p>11.6538</text:p>
          </table:table-cell>
          <table:table-cell office:value-type="float" office:value="9.3230400000000007" table:formula="of:=[.B85]/1.25" table:style-name="ce1">
            <text:p>9.3230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1.608800000000002" table:style-name="ce1">
            <text:p>11.6088</text:p>
          </table:table-cell>
          <table:table-cell office:value-type="float" office:value="9.2870400000000011" table:formula="of:=[.B86]/1.25" table:style-name="ce1">
            <text:p>9.2870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1.608800000000002" table:style-name="ce1">
            <text:p>11.6088</text:p>
          </table:table-cell>
          <table:table-cell office:value-type="float" office:value="9.2870400000000011" table:formula="of:=[.B87]/1.25" table:style-name="ce1">
            <text:p>9.2870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1.608800000000002" table:style-name="ce1">
            <text:p>11.6088</text:p>
          </table:table-cell>
          <table:table-cell office:value-type="float" office:value="9.2870400000000011" table:formula="of:=[.B88]/1.25" table:style-name="ce1">
            <text:p>9.28704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1.608800000000002" table:style-name="ce1">
            <text:p>11.6088</text:p>
          </table:table-cell>
          <table:table-cell office:value-type="float" office:value="9.2870400000000011" table:formula="of:=[.B89]/1.25" table:style-name="ce1">
            <text:p>9.28704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.055200000000001" table:style-name="ce1">
            <text:p>11.0552</text:p>
          </table:table-cell>
          <table:table-cell office:value-type="float" office:value="8.8441600000000005" table:formula="of:=[.B90]/1.25" table:style-name="ce1">
            <text:p>8.84416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1.055200000000001" table:style-name="ce1">
            <text:p>11.0552</text:p>
          </table:table-cell>
          <table:table-cell office:value-type="float" office:value="8.8441600000000005" table:formula="of:=[.B91]/1.25" table:style-name="ce1">
            <text:p>8.8441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1.055200000000001" table:style-name="ce1">
            <text:p>11.0552</text:p>
          </table:table-cell>
          <table:table-cell office:value-type="float" office:value="8.8441600000000005" table:formula="of:=[.B92]/1.25" table:style-name="ce1">
            <text:p>8.84416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1.055200000000001" table:style-name="ce1">
            <text:p>11.0552</text:p>
          </table:table-cell>
          <table:table-cell office:value-type="float" office:value="8.8441600000000005" table:formula="of:=[.B93]/1.25" table:style-name="ce1">
            <text:p>8.84416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.6981" table:style-name="ce1">
            <text:p>10.6981</text:p>
          </table:table-cell>
          <table:table-cell office:value-type="float" office:value="8.5584799999999994" table:formula="of:=[.B94]/1.25" table:style-name="ce1">
            <text:p>8.55848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0.6981" table:style-name="ce1">
            <text:p>10.6981</text:p>
          </table:table-cell>
          <table:table-cell office:value-type="float" office:value="8.5584799999999994" table:formula="of:=[.B95]/1.25" table:style-name="ce1">
            <text:p>8.55848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0.6981" table:style-name="ce1">
            <text:p>10.6981</text:p>
          </table:table-cell>
          <table:table-cell office:value-type="float" office:value="8.5584799999999994" table:formula="of:=[.B96]/1.25" table:style-name="ce1">
            <text:p>8.5584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.6981" table:style-name="ce1">
            <text:p>10.6981</text:p>
          </table:table-cell>
          <table:table-cell office:value-type="float" office:value="8.5584799999999994" table:formula="of:=[.B97]/1.25" table:style-name="ce1">
            <text:p>8.5584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0091000000000001" table:style-name="ce1">
            <text:p>4.0091</text:p>
          </table:table-cell>
          <table:table-cell office:value-type="float" office:value="3.2072799999999999" table:formula="of:=[.B98]/1.25" table:style-name="ce1">
            <text:p>3.2072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091000000000001" table:style-name="ce1">
            <text:p>4.0091</text:p>
          </table:table-cell>
          <table:table-cell office:value-type="float" office:value="3.2072799999999999" table:formula="of:=[.B99]/1.25" table:style-name="ce1">
            <text:p>3.20728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0091000000000001" table:style-name="ce1">
            <text:p>4.0091</text:p>
          </table:table-cell>
          <table:table-cell office:value-type="float" office:value="3.2072799999999999" table:formula="of:=[.B100]/1.25" table:style-name="ce1">
            <text:p>3.20728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0091000000000001" table:style-name="ce1">
            <text:p>4.0091</text:p>
          </table:table-cell>
          <table:table-cell office:value-type="float" office:value="3.2072799999999999" table:formula="of:=[.B101]/1.25" table:style-name="ce1">
            <text:p>3.20728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.0298000000000003" table:style-name="ce1">
            <text:p>3.0298</text:p>
          </table:table-cell>
          <table:table-cell office:value-type="float" office:value="2.4238400000000002" table:formula="of:=[.B102]/1.25" table:style-name="ce1">
            <text:p>2.42384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.0298000000000003" table:style-name="ce1">
            <text:p>3.0298</text:p>
          </table:table-cell>
          <table:table-cell office:value-type="float" office:value="2.4238400000000002" table:formula="of:=[.B103]/1.25" table:style-name="ce1">
            <text:p>2.42384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.0298000000000003" table:style-name="ce1">
            <text:p>3.0298</text:p>
          </table:table-cell>
          <table:table-cell office:value-type="float" office:value="2.4238400000000002" table:formula="of:=[.B104]/1.25" table:style-name="ce1">
            <text:p>2.42384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.0298000000000003" table:style-name="ce1">
            <text:p>3.0298</text:p>
          </table:table-cell>
          <table:table-cell office:value-type="float" office:value="2.4238400000000002" table:formula="of:=[.B105]/1.25" table:style-name="ce1">
            <text:p>2.42384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7942000000000005" table:style-name="ce1">
            <text:p>3.7942</text:p>
          </table:table-cell>
          <table:table-cell office:value-type="float" office:value="3.0353600000000003" table:formula="of:=[.B106]/1.25" table:style-name="ce1">
            <text:p>3.03536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.7942000000000005" table:style-name="ce1">
            <text:p>3.7942</text:p>
          </table:table-cell>
          <table:table-cell office:value-type="float" office:value="3.0353600000000003" table:formula="of:=[.B107]/1.25" table:style-name="ce1">
            <text:p>3.03536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.7942000000000005" table:style-name="ce1">
            <text:p>3.7942</text:p>
          </table:table-cell>
          <table:table-cell office:value-type="float" office:value="3.0353600000000003" table:formula="of:=[.B108]/1.25" table:style-name="ce1">
            <text:p>3.03536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.7942000000000005" table:style-name="ce1">
            <text:p>3.7942</text:p>
          </table:table-cell>
          <table:table-cell office:value-type="float" office:value="3.0353600000000003" table:formula="of:=[.B109]/1.25" table:style-name="ce1">
            <text:p>3.03536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.5242000000000004" table:style-name="ce1">
            <text:p>6.5242</text:p>
          </table:table-cell>
          <table:table-cell office:value-type="float" office:value="5.21936" table:formula="of:=[.B110]/1.25" table:style-name="ce1">
            <text:p>5.21936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.5242000000000004" table:style-name="ce1">
            <text:p>6.5242</text:p>
          </table:table-cell>
          <table:table-cell office:value-type="float" office:value="5.21936" table:formula="of:=[.B111]/1.25" table:style-name="ce1">
            <text:p>5.21936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6.5242000000000004" table:style-name="ce1">
            <text:p>6.5242</text:p>
          </table:table-cell>
          <table:table-cell office:value-type="float" office:value="5.21936" table:formula="of:=[.B112]/1.25" table:style-name="ce1">
            <text:p>5.21936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6.5242000000000004" table:style-name="ce1">
            <text:p>6.5242</text:p>
          </table:table-cell>
          <table:table-cell office:value-type="float" office:value="5.21936" table:formula="of:=[.B113]/1.25" table:style-name="ce1">
            <text:p>5.21936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7.7919999999999998" table:style-name="ce1">
            <text:p>7.792</text:p>
          </table:table-cell>
          <table:table-cell office:value-type="float" office:value="6.2336" table:formula="of:=[.B114]/1.25" table:style-name="ce1">
            <text:p>6.2336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7.7919999999999998" table:style-name="ce1">
            <text:p>7.792</text:p>
          </table:table-cell>
          <table:table-cell office:value-type="float" office:value="6.2336" table:formula="of:=[.B115]/1.25" table:style-name="ce1">
            <text:p>6.2336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7.7919999999999998" table:style-name="ce1">
            <text:p>7.792</text:p>
          </table:table-cell>
          <table:table-cell office:value-type="float" office:value="6.2336" table:formula="of:=[.B116]/1.25" table:style-name="ce1">
            <text:p>6.2336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.7919999999999998" table:style-name="ce1">
            <text:p>7.792</text:p>
          </table:table-cell>
          <table:table-cell office:value-type="float" office:value="6.2336" table:formula="of:=[.B117]/1.25" table:style-name="ce1">
            <text:p>6.2336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.4784000000000006" table:style-name="ce1">
            <text:p>9.4784</text:p>
          </table:table-cell>
          <table:table-cell office:value-type="float" office:value="7.5827200000000001" table:formula="of:=[.B118]/1.25" table:style-name="ce1">
            <text:p>7.58272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9.4784000000000006" table:style-name="ce1">
            <text:p>9.4784</text:p>
          </table:table-cell>
          <table:table-cell office:value-type="float" office:value="7.5827200000000001" table:formula="of:=[.B119]/1.25" table:style-name="ce1">
            <text:p>7.58272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9.4784000000000006" table:style-name="ce1">
            <text:p>9.4784</text:p>
          </table:table-cell>
          <table:table-cell office:value-type="float" office:value="7.5827200000000001" table:formula="of:=[.B120]/1.25" table:style-name="ce1">
            <text:p>7.58272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9.4784000000000006" table:style-name="ce1">
            <text:p>9.4784</text:p>
          </table:table-cell>
          <table:table-cell office:value-type="float" office:value="7.5827200000000001" table:formula="of:=[.B121]/1.25" table:style-name="ce1">
            <text:p>7.58272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1.163699999999999" table:style-name="ce1">
            <text:p>11.1637</text:p>
          </table:table-cell>
          <table:table-cell office:value-type="float" office:value="8.9309599999999989" table:formula="of:=[.B122]/1.25" table:style-name="ce1">
            <text:p>8.93096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1.163699999999999" table:style-name="ce1">
            <text:p>11.1637</text:p>
          </table:table-cell>
          <table:table-cell office:value-type="float" office:value="8.9309599999999989" table:formula="of:=[.B123]/1.25" table:style-name="ce1">
            <text:p>8.93096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1.163699999999999" table:style-name="ce1">
            <text:p>11.1637</text:p>
          </table:table-cell>
          <table:table-cell office:value-type="float" office:value="8.9309599999999989" table:formula="of:=[.B124]/1.25" table:style-name="ce1">
            <text:p>8.93096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1.163699999999999" table:style-name="ce1">
            <text:p>11.1637</text:p>
          </table:table-cell>
          <table:table-cell office:value-type="float" office:value="8.9309599999999989" table:formula="of:=[.B125]/1.25" table:style-name="ce1">
            <text:p>8.93096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5.184999999999999" table:style-name="ce1">
            <text:p>15.185</text:p>
          </table:table-cell>
          <table:table-cell office:value-type="float" office:value="12.148" table:formula="of:=[.B126]/1.25" table:style-name="ce1">
            <text:p>12.148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5.184999999999999" table:style-name="ce1">
            <text:p>15.185</text:p>
          </table:table-cell>
          <table:table-cell office:value-type="float" office:value="12.148" table:formula="of:=[.B127]/1.25" table:style-name="ce1">
            <text:p>12.148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5.184999999999999" table:style-name="ce1">
            <text:p>15.185</text:p>
          </table:table-cell>
          <table:table-cell office:value-type="float" office:value="12.148" table:formula="of:=[.B128]/1.25" table:style-name="ce1">
            <text:p>12.148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5.184999999999999" table:style-name="ce1">
            <text:p>15.185</text:p>
          </table:table-cell>
          <table:table-cell office:value-type="float" office:value="12.148" table:formula="of:=[.B129]/1.25" table:style-name="ce1">
            <text:p>12.148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9.880700000000001" table:style-name="ce1">
            <text:p>19.8807</text:p>
          </table:table-cell>
          <table:table-cell office:value-type="float" office:value="15.90456" table:formula="of:=[.B130]/1.25" table:style-name="ce1">
            <text:p>15.90456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9.880700000000001" table:style-name="ce1">
            <text:p>19.8807</text:p>
          </table:table-cell>
          <table:table-cell office:value-type="float" office:value="15.90456" table:formula="of:=[.B131]/1.25" table:style-name="ce1">
            <text:p>15.90456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9.880700000000001" table:style-name="ce1">
            <text:p>19.8807</text:p>
          </table:table-cell>
          <table:table-cell office:value-type="float" office:value="15.90456" table:formula="of:=[.B132]/1.25" table:style-name="ce1">
            <text:p>15.90456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9.880700000000001" table:style-name="ce1">
            <text:p>19.8807</text:p>
          </table:table-cell>
          <table:table-cell office:value-type="float" office:value="15.90456" table:formula="of:=[.B133]/1.25" table:style-name="ce1">
            <text:p>15.90456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9.886900000000001" table:style-name="ce1">
            <text:p>19.8869</text:p>
          </table:table-cell>
          <table:table-cell office:value-type="float" office:value="15.909520000000001" table:formula="of:=[.B134]/1.25" table:style-name="ce1">
            <text:p>15.90952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9.886900000000001" table:style-name="ce1">
            <text:p>19.8869</text:p>
          </table:table-cell>
          <table:table-cell office:value-type="float" office:value="15.909520000000001" table:formula="of:=[.B135]/1.25" table:style-name="ce1">
            <text:p>15.90952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9.886900000000001" table:style-name="ce1">
            <text:p>19.8869</text:p>
          </table:table-cell>
          <table:table-cell office:value-type="float" office:value="15.909520000000001" table:formula="of:=[.B136]/1.25" table:style-name="ce1">
            <text:p>15.90952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9.886900000000001" table:style-name="ce1">
            <text:p>19.8869</text:p>
          </table:table-cell>
          <table:table-cell office:value-type="float" office:value="15.909520000000001" table:formula="of:=[.B137]/1.25" table:style-name="ce1">
            <text:p>15.90952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9.462199999999999" table:style-name="ce1">
            <text:p>19.4622</text:p>
          </table:table-cell>
          <table:table-cell office:value-type="float" office:value="15.569759999999999" table:formula="of:=[.B138]/1.25" table:style-name="ce1">
            <text:p>15.56976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9.462199999999999" table:style-name="ce1">
            <text:p>19.4622</text:p>
          </table:table-cell>
          <table:table-cell office:value-type="float" office:value="15.569759999999999" table:formula="of:=[.B139]/1.25" table:style-name="ce1">
            <text:p>15.56976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9.462199999999999" table:style-name="ce1">
            <text:p>19.4622</text:p>
          </table:table-cell>
          <table:table-cell office:value-type="float" office:value="15.569759999999999" table:formula="of:=[.B140]/1.25" table:style-name="ce1">
            <text:p>15.56976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9.462199999999999" table:style-name="ce1">
            <text:p>19.4622</text:p>
          </table:table-cell>
          <table:table-cell office:value-type="float" office:value="15.569759999999999" table:formula="of:=[.B141]/1.25" table:style-name="ce1">
            <text:p>15.56976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9.716000000000001" table:style-name="ce1">
            <text:p>19.716</text:p>
          </table:table-cell>
          <table:table-cell office:value-type="float" office:value="15.7728" table:formula="of:=[.B142]/1.25" table:style-name="ce1">
            <text:p>15.7728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9.716000000000001" table:style-name="ce1">
            <text:p>19.716</text:p>
          </table:table-cell>
          <table:table-cell office:value-type="float" office:value="15.7728" table:formula="of:=[.B143]/1.25" table:style-name="ce1">
            <text:p>15.7728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9.716000000000001" table:style-name="ce1">
            <text:p>19.716</text:p>
          </table:table-cell>
          <table:table-cell office:value-type="float" office:value="15.7728" table:formula="of:=[.B144]/1.25" table:style-name="ce1">
            <text:p>15.7728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9.716000000000001" table:style-name="ce1">
            <text:p>19.716</text:p>
          </table:table-cell>
          <table:table-cell office:value-type="float" office:value="15.7728" table:formula="of:=[.B145]/1.25" table:style-name="ce1">
            <text:p>15.7728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0.264400000000002" table:style-name="ce1">
            <text:p>20.2644</text:p>
          </table:table-cell>
          <table:table-cell office:value-type="float" office:value="16.21152" table:formula="of:=[.B146]/1.25" table:style-name="ce1">
            <text:p>16.21152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0.264400000000002" table:style-name="ce1">
            <text:p>20.2644</text:p>
          </table:table-cell>
          <table:table-cell office:value-type="float" office:value="16.21152" table:formula="of:=[.B147]/1.25" table:style-name="ce1">
            <text:p>16.21152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0.264400000000002" table:style-name="ce1">
            <text:p>20.2644</text:p>
          </table:table-cell>
          <table:table-cell office:value-type="float" office:value="16.21152" table:formula="of:=[.B148]/1.25" table:style-name="ce1">
            <text:p>16.21152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0.264400000000002" table:style-name="ce1">
            <text:p>20.2644</text:p>
          </table:table-cell>
          <table:table-cell office:value-type="float" office:value="16.21152" table:formula="of:=[.B149]/1.25" table:style-name="ce1">
            <text:p>16.21152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2.422499999999999" table:style-name="ce1">
            <text:p>22.4225</text:p>
          </table:table-cell>
          <table:table-cell office:value-type="float" office:value="17.937999999999999" table:formula="of:=[.B150]/1.25" table:style-name="ce1">
            <text:p>17.938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2.422499999999999" table:style-name="ce1">
            <text:p>22.4225</text:p>
          </table:table-cell>
          <table:table-cell office:value-type="float" office:value="17.937999999999999" table:formula="of:=[.B151]/1.25" table:style-name="ce1">
            <text:p>17.938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2.422499999999999" table:style-name="ce1">
            <text:p>22.4225</text:p>
          </table:table-cell>
          <table:table-cell office:value-type="float" office:value="17.937999999999999" table:formula="of:=[.B152]/1.25" table:style-name="ce1">
            <text:p>17.938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2.422499999999999" table:style-name="ce1">
            <text:p>22.4225</text:p>
          </table:table-cell>
          <table:table-cell office:value-type="float" office:value="17.937999999999999" table:formula="of:=[.B153]/1.25" table:style-name="ce1">
            <text:p>17.938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4.950900000000004" table:style-name="ce1">
            <text:p>24.9509</text:p>
          </table:table-cell>
          <table:table-cell office:value-type="float" office:value="19.960720000000002" table:formula="of:=[.B154]/1.25" table:style-name="ce1">
            <text:p>19.96072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4.950900000000004" table:style-name="ce1">
            <text:p>24.9509</text:p>
          </table:table-cell>
          <table:table-cell office:value-type="float" office:value="19.960720000000002" table:formula="of:=[.B155]/1.25" table:style-name="ce1">
            <text:p>19.96072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4.950900000000004" table:style-name="ce1">
            <text:p>24.9509</text:p>
          </table:table-cell>
          <table:table-cell office:value-type="float" office:value="19.960720000000002" table:formula="of:=[.B156]/1.25" table:style-name="ce1">
            <text:p>19.96072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4.950900000000004" table:style-name="ce1">
            <text:p>24.9509</text:p>
          </table:table-cell>
          <table:table-cell office:value-type="float" office:value="19.960720000000002" table:formula="of:=[.B157]/1.25" table:style-name="ce1">
            <text:p>19.96072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9.572900000000001" table:style-name="ce1">
            <text:p>29.5729</text:p>
          </table:table-cell>
          <table:table-cell office:value-type="float" office:value="23.65832" table:formula="of:=[.B158]/1.25" table:style-name="ce1">
            <text:p>23.65832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9.572900000000001" table:style-name="ce1">
            <text:p>29.5729</text:p>
          </table:table-cell>
          <table:table-cell office:value-type="float" office:value="23.65832" table:formula="of:=[.B159]/1.25" table:style-name="ce1">
            <text:p>23.65832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9.572900000000001" table:style-name="ce1">
            <text:p>29.5729</text:p>
          </table:table-cell>
          <table:table-cell office:value-type="float" office:value="23.65832" table:formula="of:=[.B160]/1.25" table:style-name="ce1">
            <text:p>23.65832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9.572900000000001" table:style-name="ce1">
            <text:p>29.5729</text:p>
          </table:table-cell>
          <table:table-cell office:value-type="float" office:value="23.65832" table:formula="of:=[.B161]/1.25" table:style-name="ce1">
            <text:p>23.65832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0.688299999999998" table:style-name="ce1">
            <text:p>30.6883</text:p>
          </table:table-cell>
          <table:table-cell office:value-type="float" office:value="24.550639999999998" table:formula="of:=[.B162]/1.25" table:style-name="ce1">
            <text:p>24.55064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0.688299999999998" table:style-name="ce1">
            <text:p>30.6883</text:p>
          </table:table-cell>
          <table:table-cell office:value-type="float" office:value="24.550639999999998" table:formula="of:=[.B163]/1.25" table:style-name="ce1">
            <text:p>24.55064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0.688299999999998" table:style-name="ce1">
            <text:p>30.6883</text:p>
          </table:table-cell>
          <table:table-cell office:value-type="float" office:value="24.550639999999998" table:formula="of:=[.B164]/1.25" table:style-name="ce1">
            <text:p>24.55064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0.688299999999998" table:style-name="ce1">
            <text:p>30.6883</text:p>
          </table:table-cell>
          <table:table-cell office:value-type="float" office:value="24.550639999999998" table:formula="of:=[.B165]/1.25" table:style-name="ce1">
            <text:p>24.55064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2.294599999999999" table:style-name="ce1">
            <text:p>22.2946</text:p>
          </table:table-cell>
          <table:table-cell office:value-type="float" office:value="17.83568" table:formula="of:=[.B166]/1.25" table:style-name="ce1">
            <text:p>17.83568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2.294599999999999" table:style-name="ce1">
            <text:p>22.2946</text:p>
          </table:table-cell>
          <table:table-cell office:value-type="float" office:value="17.83568" table:formula="of:=[.B167]/1.25" table:style-name="ce1">
            <text:p>17.83568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2.294599999999999" table:style-name="ce1">
            <text:p>22.2946</text:p>
          </table:table-cell>
          <table:table-cell office:value-type="float" office:value="17.83568" table:formula="of:=[.B168]/1.25" table:style-name="ce1">
            <text:p>17.83568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2.294599999999999" table:style-name="ce1">
            <text:p>22.2946</text:p>
          </table:table-cell>
          <table:table-cell office:value-type="float" office:value="17.83568" table:formula="of:=[.B169]/1.25" table:style-name="ce1">
            <text:p>17.83568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5.364100000000001" table:style-name="ce1">
            <text:p>15.3641</text:p>
          </table:table-cell>
          <table:table-cell office:value-type="float" office:value="12.29128" table:formula="of:=[.B170]/1.25" table:style-name="ce1">
            <text:p>12.29128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5.364100000000001" table:style-name="ce1">
            <text:p>15.3641</text:p>
          </table:table-cell>
          <table:table-cell office:value-type="float" office:value="12.29128" table:formula="of:=[.B171]/1.25" table:style-name="ce1">
            <text:p>12.29128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5.364100000000001" table:style-name="ce1">
            <text:p>15.3641</text:p>
          </table:table-cell>
          <table:table-cell office:value-type="float" office:value="12.29128" table:formula="of:=[.B172]/1.25" table:style-name="ce1">
            <text:p>12.29128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5.364100000000001" table:style-name="ce1">
            <text:p>15.3641</text:p>
          </table:table-cell>
          <table:table-cell office:value-type="float" office:value="12.29128" table:formula="of:=[.B173]/1.25" table:style-name="ce1">
            <text:p>12.29128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1.586300000000001" table:style-name="ce1">
            <text:p>11.5863</text:p>
          </table:table-cell>
          <table:table-cell office:value-type="float" office:value="9.2690400000000004" table:formula="of:=[.B174]/1.25" table:style-name="ce1">
            <text:p>9.26904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1.586300000000001" table:style-name="ce1">
            <text:p>11.5863</text:p>
          </table:table-cell>
          <table:table-cell office:value-type="float" office:value="9.2690400000000004" table:formula="of:=[.B175]/1.25" table:style-name="ce1">
            <text:p>9.26904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1.586300000000001" table:style-name="ce1">
            <text:p>11.5863</text:p>
          </table:table-cell>
          <table:table-cell office:value-type="float" office:value="9.2690400000000004" table:formula="of:=[.B176]/1.25" table:style-name="ce1">
            <text:p>9.26904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1.586300000000001" table:style-name="ce1">
            <text:p>11.5863</text:p>
          </table:table-cell>
          <table:table-cell office:value-type="float" office:value="9.2690400000000004" table:formula="of:=[.B177]/1.25" table:style-name="ce1">
            <text:p>9.26904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1.6538" table:style-name="ce1">
            <text:p>11.6538</text:p>
          </table:table-cell>
          <table:table-cell office:value-type="float" office:value="9.3230400000000007" table:formula="of:=[.B178]/1.25" table:style-name="ce1">
            <text:p>9.32304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1.6538" table:style-name="ce1">
            <text:p>11.6538</text:p>
          </table:table-cell>
          <table:table-cell office:value-type="float" office:value="9.3230400000000007" table:formula="of:=[.B179]/1.25" table:style-name="ce1">
            <text:p>9.32304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1.6538" table:style-name="ce1">
            <text:p>11.6538</text:p>
          </table:table-cell>
          <table:table-cell office:value-type="float" office:value="9.3230400000000007" table:formula="of:=[.B180]/1.25" table:style-name="ce1">
            <text:p>9.32304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1.6538" table:style-name="ce1">
            <text:p>11.6538</text:p>
          </table:table-cell>
          <table:table-cell office:value-type="float" office:value="9.3230400000000007" table:formula="of:=[.B181]/1.25" table:style-name="ce1">
            <text:p>9.32304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1.608800000000002" table:style-name="ce1">
            <text:p>11.6088</text:p>
          </table:table-cell>
          <table:table-cell office:value-type="float" office:value="9.2870400000000011" table:formula="of:=[.B182]/1.25" table:style-name="ce1">
            <text:p>9.28704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1.608800000000002" table:style-name="ce1">
            <text:p>11.6088</text:p>
          </table:table-cell>
          <table:table-cell office:value-type="float" office:value="9.2870400000000011" table:formula="of:=[.B183]/1.25" table:style-name="ce1">
            <text:p>9.28704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1.608800000000002" table:style-name="ce1">
            <text:p>11.6088</text:p>
          </table:table-cell>
          <table:table-cell office:value-type="float" office:value="9.2870400000000011" table:formula="of:=[.B184]/1.25" table:style-name="ce1">
            <text:p>9.28704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1.608800000000002" table:style-name="ce1">
            <text:p>11.6088</text:p>
          </table:table-cell>
          <table:table-cell office:value-type="float" office:value="9.2870400000000011" table:formula="of:=[.B185]/1.25" table:style-name="ce1">
            <text:p>9.28704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1.055200000000001" table:style-name="ce1">
            <text:p>11.0552</text:p>
          </table:table-cell>
          <table:table-cell office:value-type="float" office:value="8.8441600000000005" table:formula="of:=[.B186]/1.25" table:style-name="ce1">
            <text:p>8.84416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1.055200000000001" table:style-name="ce1">
            <text:p>11.0552</text:p>
          </table:table-cell>
          <table:table-cell office:value-type="float" office:value="8.8441600000000005" table:formula="of:=[.B187]/1.25" table:style-name="ce1">
            <text:p>8.84416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1.055200000000001" table:style-name="ce1">
            <text:p>11.0552</text:p>
          </table:table-cell>
          <table:table-cell office:value-type="float" office:value="8.8441600000000005" table:formula="of:=[.B188]/1.25" table:style-name="ce1">
            <text:p>8.84416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1.055200000000001" table:style-name="ce1">
            <text:p>11.0552</text:p>
          </table:table-cell>
          <table:table-cell office:value-type="float" office:value="8.8441600000000005" table:formula="of:=[.B189]/1.25" table:style-name="ce1">
            <text:p>8.84416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0.6981" table:style-name="ce1">
            <text:p>10.6981</text:p>
          </table:table-cell>
          <table:table-cell office:value-type="float" office:value="8.5584799999999994" table:formula="of:=[.B190]/1.25" table:style-name="ce1">
            <text:p>8.55848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0.6981" table:style-name="ce1">
            <text:p>10.6981</text:p>
          </table:table-cell>
          <table:table-cell office:value-type="float" office:value="8.5584799999999994" table:formula="of:=[.B191]/1.25" table:style-name="ce1">
            <text:p>8.55848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0.6981" table:style-name="ce1">
            <text:p>10.6981</text:p>
          </table:table-cell>
          <table:table-cell office:value-type="float" office:value="8.5584799999999994" table:formula="of:=[.B192]/1.25" table:style-name="ce1">
            <text:p>8.55848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0.6981" table:style-name="ce1">
            <text:p>10.6981</text:p>
          </table:table-cell>
          <table:table-cell office:value-type="float" office:value="8.5584799999999994" table:formula="of:=[.B193]/1.25" table:style-name="ce1">
            <text:p>8.55848</text:p>
          </table:table-cell>
          <table:table-cell table:number-columns-repeated="16381"/>
        </table:table-row>
        <table:table-row table:number-rows-repeated="10483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Administrator</dc:creator>
    <meta:creation-date>2021-11-30T16:29:23Z</meta:creation-date>
    <dc:date>2022-09-15T10:14:47Z</dc:date>
    <meta:editing-cycles>1</meta:editing-cycles>
    <meta:editing-duration>PT75S</meta:editing-duration>
  </office:meta>
</office:document-meta>
</file>